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7000002DF8EB5E40EE6434F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4.0228in" svg:height="3.5244in" draw:z-index="0"><draw:image xlink:href="Pictures/1000000000000347000002DF8EB5E40EE6434FB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17:26:01.997688511</meta:creation-date>
    <dc:date>2021-05-26T12:13:31.731870341</dc:date>
    <meta:editing-duration>PT1M16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